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BD0000009082F4C766.jpg" manifest:media-type="image/jpeg"/>
  <manifest:file-entry manifest:full-path="Pictures/1000020000000094000000940867BD18.png" manifest:media-type="image/png"/>
  <manifest:file-entry manifest:full-path="Pictures/100002000000009400000094C3CC6AB9.png" manifest:media-type="image/png"/>
  <manifest:file-entry manifest:full-path="Pictures/1000020000000094000000949EEE5156.png" manifest:media-type="image/png"/>
  <manifest:file-entry manifest:full-path="Pictures/100002000000009400000094C4BE864F.png" manifest:media-type="image/png"/>
  <manifest:file-entry manifest:full-path="Pictures/10000200000000940000009446FAF704.png" manifest:media-type="image/png"/>
  <manifest:file-entry manifest:full-path="Pictures/10000200000000940000009451697E43.png" manifest:media-type="image/png"/>
  <manifest:file-entry manifest:full-path="Pictures/100002000000009400000094CE935F1B.png" manifest:media-type="image/png"/>
  <manifest:file-entry manifest:full-path="Pictures/100002000000009400000094EADE1E09.png" manifest:media-type="image/png"/>
  <manifest:file-entry manifest:full-path="Pictures/100002000000009400000094008D3B02.png" manifest:media-type="image/png"/>
  <manifest:file-entry manifest:full-path="Pictures/10000200000000940000009464FD7AB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Courier New2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1" style:family="table">
      <style:table-properties style:width="2.1875in" fo:margin-left="-0.0035in" fo:margin-top="0in" fo:margin-bottom="0in" table:align="left" style:writing-mode="lr-tb"/>
    </style:style>
    <style:style style:name="Table1.A" style:family="table-column">
      <style:table-column-properties style:column-width="1.1868in"/>
    </style:style>
    <style:style style:name="Table1.B" style:family="table-column">
      <style:table-column-properties style:column-width="1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d9d9d9" fo:padding-left="0.0785in" fo:padding-right="0.075in" fo:padding-top="0in" fo:padding-bottom="0in" fo:border="0.5pt solid #00000a">
        <style:background-image/>
      </style:table-cell-properties>
    </style:style>
    <style:style style:name="Table1.A2" style:family="table-cell">
      <style:table-cell-properties fo:padding-left="0.0785in" fo:padding-right="0.075in" fo:padding-top="0in" fo:padding-bottom="0in" fo:border="0.5pt solid #00000a"/>
    </style:style>
    <style:style style:name="Table1.B2" style:family="table-cell">
      <style:table-cell-properties fo:padding-left="0.0785in" fo:padding-right="0.075in" fo:padding-top="0in" fo:padding-bottom="0in" fo:border="0.5pt solid #00000a"/>
    </style:style>
    <style:style style:name="Table2" style:family="table">
      <style:table-properties style:width="2.3125in" fo:margin-left="-0.0035in" fo:margin-top="0in" fo:margin-bottom="0in" table:align="left" style:writing-mode="lr-tb"/>
    </style:style>
    <style:style style:name="Table2.A" style:family="table-column">
      <style:table-column-properties style:column-width="1.1868in"/>
    </style:style>
    <style:style style:name="Table2.B" style:family="table-column">
      <style:table-column-properties style:column-width="1.125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d9d9d9" fo:padding-left="0.0785in" fo:padding-right="0.075in" fo:padding-top="0in" fo:padding-bottom="0in" fo:border="0.5pt solid #00000a">
        <style:background-image/>
      </style:table-cell-properties>
    </style:style>
    <style:style style:name="Table2.A2" style:family="table-cell">
      <style:table-cell-properties fo:padding-left="0.0785in" fo:padding-right="0.075in" fo:padding-top="0in" fo:padding-bottom="0in" fo:border="0.5pt solid #00000a"/>
    </style:style>
    <style:style style:name="Table2.B2" style:family="table-cell">
      <style:table-cell-properties fo:padding-left="0.0785in" fo:padding-right="0.075in" fo:padding-top="0in" fo:padding-bottom="0in" fo:border="0.5pt solid #00000a"/>
    </style:style>
    <style:style style:name="Table3" style:family="table">
      <style:table-properties style:width="3.625in" fo:margin-left="-0.0035in" fo:margin-top="0in" fo:margin-bottom="0in" table:align="left" style:writing-mode="lr-tb"/>
    </style:style>
    <style:style style:name="Table3.A" style:family="table-column">
      <style:table-column-properties style:column-width="1.4368in"/>
    </style:style>
    <style:style style:name="Table3.B" style:family="table-column">
      <style:table-column-properties style:column-width="2.1875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d9d9d9" fo:padding-left="0.0785in" fo:padding-right="0.075in" fo:padding-top="0in" fo:padding-bottom="0in" fo:border="0.5pt solid #00000a">
        <style:background-image/>
      </style:table-cell-properties>
    </style:style>
    <style:style style:name="Table3.2" style:family="table-row">
      <style:table-row-properties style:min-row-height="0.4993in" fo:keep-together="auto"/>
    </style:style>
    <style:style style:name="Table3.A2" style:family="table-cell">
      <style:table-cell-properties fo:padding-left="0.0785in" fo:padding-right="0.075in" fo:padding-top="0in" fo:padding-bottom="0in" fo:border="0.5pt solid #00000a"/>
    </style:style>
    <style:style style:name="Table3.B2" style:family="table-cell">
      <style:table-cell-properties fo:padding-left="0.0785in" fo:padding-right="0.075in" fo:padding-top="0in" fo:padding-bottom="0in" fo:border="0.5pt solid #00000a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text-properties fo:font-weight="bold" style:font-weight-asian="bold"/>
    </style:style>
    <style:style style:name="P3" style:family="paragraph" style:parent-style-name="Standard">
      <style:paragraph-properties fo:margin-top="0.028in" fo:margin-bottom="0in" style:contextual-spacing="false" fo:text-align="center" style:justify-single-word="false"/>
    </style:style>
    <style:style style:name="P4" style:family="paragraph" style:parent-style-name="Standard">
      <style:paragraph-properties fo:margin-top="0in" fo:margin-bottom="0in" style:contextual-spacing="false"/>
    </style:style>
    <style:style style:name="P5" style:family="paragraph" style:parent-style-name="Heading_20_1" style:master-page-name="Standard">
      <style:paragraph-properties fo:text-align="justify" style:justify-single-word="false" style:page-number="auto"/>
    </style:style>
    <style:style style:name="P6" style:family="paragraph" style:parent-style-name="Heading_20_2" style:list-style-name="WWNum1"/>
    <style:style style:name="P7" style:family="paragraph" style:parent-style-name="Header">
      <style:paragraph-properties fo:margin-left="0in" fo:margin-right="0in" fo:text-indent="-0.7874in" style:auto-text-indent="false"/>
    </style:style>
    <style:style style:name="P8" style:family="paragraph" style:parent-style-name="List_20_Paragraph" style:list-style-name="WWNum15"/>
    <style:style style:name="P9" style:family="paragraph" style:parent-style-name="Frame_20_contents">
      <style:paragraph-properties fo:margin-top="0in" fo:margin-bottom="0in" style:contextual-spacing="false" fo:line-height="100%"/>
    </style:style>
    <style:style style:name="P10" style:family="paragraph" style:parent-style-name="Frame_20_contents">
      <style:paragraph-properties fo:margin-top="0in" fo:margin-bottom="0in" style:contextual-spacing="false" fo:line-height="100%" fo:text-align="end" style:justify-single-word="false"/>
    </style:style>
    <style:style style:name="P11" style:family="paragraph" style:parent-style-name="Frame_20_contents">
      <style:paragraph-properties fo:margin-top="0.028in" fo:margin-bottom="0.0346in" style:contextual-spacing="false" fo:line-height="100%"/>
    </style:style>
    <style:style style:name="P12" style:family="paragraph" style:parent-style-name="Frame_20_contents">
      <style:paragraph-properties fo:margin-left="0.3937in" fo:margin-right="0in" fo:margin-top="0in" fo:margin-bottom="0in" style:contextual-spacing="false" fo:line-height="100%" fo:text-indent="0.2362in" style:auto-text-indent="false"/>
    </style:style>
    <style:style style:name="P13" style:family="paragraph">
      <style:paragraph-properties fo:text-align="center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name-complex="Calibri1"/>
    </style:style>
    <style:style style:name="T3" style:family="text">
      <style:text-properties style:font-name="Calibri" fo:font-weight="bold" style:font-weight-asian="bold" style:font-name-complex="Calibri1"/>
    </style:style>
    <style:style style:name="T4" style:family="text">
      <style:text-properties style:font-name="Calibri" style:font-name-complex="Calibri1"/>
    </style:style>
    <style:style style:name="T5" style:family="text">
      <style:text-properties fo:language="bg" fo:country="BG"/>
    </style:style>
    <style:style style:name="T6" style:family="text">
      <style:text-properties fo:language="bg" fo:country="BG" fo:font-style="italic" style:font-style-asian="italic"/>
    </style:style>
    <style:style style:name="T7" style:family="text">
      <style:text-properties fo:font-style="normal" style:font-style-asian="normal"/>
    </style:style>
    <style:style style:name="T8" style:family="text">
      <style:text-properties fo:font-style="italic" style:font-style-asian="italic"/>
    </style:style>
    <style:style style:name="T9" style:family="text">
      <style:text-properties style:font-name="Consolas" fo:font-weight="bold" style:font-weight-asian="bold" style:font-name-complex="Consolas1"/>
    </style:style>
    <style:style style:name="T10" style:family="text">
      <style:text-properties style:font-name-complex="Calibri1"/>
    </style:style>
    <style:style style:name="T11" style:family="text">
      <style:text-properties fo:color="#ff0000" fo:font-weight="bold" style:font-weight-asian="bold"/>
    </style:style>
    <style:style style:name="T12" style:family="text">
      <style:text-properties fo:font-size="9.5pt" style:font-size-asian="9.5pt" style:font-size-complex="9.5pt"/>
    </style:style>
    <style:style style:name="T13" style:family="text">
      <style:text-properties fo:font-size="9pt" style:font-size-asian="9pt" style:font-size-complex="9pt"/>
    </style:style>
    <style:style style:name="fr1" style:family="graphic" style:parent-style-name="Frame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draw:fill="none" fo:padding-left="0.0193in" fo:padding-right="0in" fo:padding-top="0in" fo:padding-bottom="0in" fo:border="0.06pt solid #000000"/>
    </style:style>
    <style:style style:name="fr2" style:family="graphic" style:parent-style-name="Frame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draw:fill="none" fo:padding="0in" fo:border="0.06pt solid #000000"/>
    </style:style>
    <style:style style:name="fr3" style:family="graphic" style:parent-style-name="Frame">
      <style:graphic-properties fo:margin-left="0.1252in" fo:margin-right="0.1252in" fo:margin-top="0.05in" fo:margin-bottom="0.05in" style:run-through="background" style:wrap="parallel" style:number-wrapped-paragraphs="no-limit" style:vertical-pos="from-top" style:vertical-rel="paragraph" style:horizontal-pos="from-left" style:horizontal-rel="paragraph" draw:fill="none" fo:padding-left="0.0193in" fo:padding-right="0.0193in" fo:padding-top="0.0472in" fo:padding-bottom="0.0193in" fo:border="0.06pt solid #000000"/>
    </style:style>
    <style:style style:name="fr4" style:family="graphic" style:parent-style-name="Frame">
      <style:graphic-properties fo:margin-left="0.1252in" fo:margin-right="0.1252in" fo:margin-top="0.05in" fo:margin-bottom="0.05in" style:run-through="background" style:wrap="parallel" style:number-wrapped-paragraphs="no-limit" style:vertical-pos="from-top" style:vertical-rel="paragraph" style:horizontal-pos="from-left" style:horizontal-rel="paragraph" draw:fill="none" fo:padding="0.0193in" fo:border="0.06pt solid #000000"/>
    </style:style>
    <style:style style:name="fr5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138in" svg:stroke-color="#f37123" draw:stroke-linejoin="round" draw:fill="solid" draw:fill-color="#ffffff" draw:textarea-horizontal-align="center" draw:textarea-vertical-align="top" fo:padding-top="0.0071in" fo:padding-bottom="0.0071in" fo:padding-left="0.0071in" fo:padding-right="0.0071in"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Homework: Streams and Files</text:h>
      <text:p text:style-name="P1">This document defines the homework assignments from the <text:a xlink:type="simple" xlink:href="https://softuni.bg/trainings/1232/java-fundamentals-october-2015">Java Fundamentals Course @ Software University</text:a>. Please submit as homework a single <text:span text:style-name="Code_20_Char">zip</text:span> / <text:span text:style-name="Code_20_Char">rar</text:span> / <text:span text:style-name="Code_20_Char">7z</text:span> archive holding the solutions (source code) of all below described problems. The solutions should be written in Java.<text:bookmark text:name="_GoBack"/></text:p>
      <text:list xml:id="list912699182049338067" text:style-name="WWNum1">
        <text:list-item>
          <text:h text:style-name="P6" text:outline-level="1">Sum lines</text:h>
        </text:list-item>
      </text:list>
      <text:p text:style-name="Standard">Write a program that reads a text file and prints on the console the sum of the ASCII symbols of each of its lines. Use <text:span text:style-name="T1">BufferedReader</text:span> in combination with <text:span text:style-name="T1">FileReader</text:span>.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<text:span text:style-name="T1">lines.txt</text:span></text:p>
          </table:table-cell>
          <table:table-cell table:style-name="Table1.A1" office:value-type="string">
            <text:p text:style-name="P3"><text:span text:style-name="T1">Output</text:span></text:p>
          </table:table-cell>
        </table:table-row>
        <table:table-row table:style-name="Table1.1">
          <table:table-cell table:style-name="Table1.A2" office:value-type="string">
            <text:p text:style-name="P4">Kvo staa?</text:p>
            <text:p text:style-name="P4">Nishto, ti?</text:p>
            <text:p text:style-name="P4">Chuk, maina.</text:p>
          </table:table-cell>
          <table:table-cell table:style-name="Table1.B2" office:value-type="string">
            <text:p text:style-name="P4">824</text:p>
            <text:p text:style-name="P4">989</text:p>
            <text:p text:style-name="P4">1035</text:p>
          </table:table-cell>
        </table:table-row>
      </table:table>
      <text:p text:style-name="Standard"/>
      <text:list xml:id="list182204141500542" text:continue-numbering="true" text:style-name="WWNum1">
        <text:list-item>
          <text:h text:style-name="P6" text:outline-level="1">ALL CAPITALS!</text:h>
        </text:list-item>
      </text:list>
      <text:p text:style-name="Standard">Write a program that reads a text file and changes the casing of all letters to upper. The file should be overwritten. Use <text:span text:style-name="T1">BufferedReader</text:span>, <text:span text:style-name="T1">FileReader</text:span>, <text:span text:style-name="T1">FileWriter, and PrintWriter</text:span>.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3"><text:span text:style-name="T1">lines.txt</text:span></text:p>
          </table:table-cell>
          <table:table-cell table:style-name="Table2.A1" office:value-type="string">
            <text:p text:style-name="P3"><text:span text:style-name="T1">lines.txt</text:span></text:p>
          </table:table-cell>
        </table:table-row>
        <table:table-row table:style-name="Table2.1">
          <table:table-cell table:style-name="Table2.A2" office:value-type="string">
            <text:p text:style-name="P4">Kvo staa?</text:p>
            <text:p text:style-name="P4">Nishto, ti?</text:p>
            <text:p text:style-name="P4">Chuk, maina.</text:p>
          </table:table-cell>
          <table:table-cell table:style-name="Table2.B2" office:value-type="string">
            <text:p text:style-name="P4">KVO STAA?</text:p>
            <text:p text:style-name="P4">NISHTO, TI?</text:p>
            <text:p text:style-name="P4">CHUK, MAINA.</text:p>
          </table:table-cell>
        </table:table-row>
      </table:table>
      <text:p text:style-name="Standard"/>
      <text:list xml:id="list182204526068751" text:continue-numbering="true" text:style-name="WWNum1">
        <text:list-item>
          <text:h text:style-name="P6" text:outline-level="1">Count character types.</text:h>
        </text:list-item>
      </text:list>
      <text:p text:style-name="Standard">Write a program that reads a list of words from the file <text:span text:style-name="HTML_20_Code"><text:span text:style-name="T3">words.txt</text:span></text:span> and finds the count of vowels (<text:span text:style-name="T6">гласни букви</text:span><text:span text:style-name="T5">)</text:span>, consonants <text:span text:style-name="T5">(</text:span><text:span text:style-name="T6">съгласни</text:span><text:span text:style-name="T5">) </text:span>and other punctuation marks<text:span text:style-name="T5">. </text:span>Since English is a bit tricky, assume that <text:span text:style-name="T1">a, e, i, o, u</text:span> are vowels and all others are consonants. Punctuation marks are (<text:span text:style-name="T1">!,.?</text:span>). Do not count whitespace.</text:p>
      <text:p text:style-name="Standard"><text:span text:style-name="HTML_20_Code"><text:span text:style-name="T4">Write the results in file </text:span></text:span><text:span text:style-name="HTML_20_Code"><text:span text:style-name="T3">count-chars.txt</text:span></text:span><text:span text:style-name="HTML_20_Code"><text:span text:style-name="T4">. </text:span></text:span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3"><text:span text:style-name="T1">words.txt</text:span></text:p>
          </table:table-cell>
          <table:table-cell table:style-name="Table3.A1" office:value-type="string">
            <text:p text:style-name="P3"><text:span text:style-name="T1">count-chars.txt</text:span></text:p>
          </table:table-cell>
        </table:table-row>
        <table:table-row table:style-name="Table3.2">
          <table:table-cell table:style-name="Table3.A2" office:value-type="string">
            <text:p text:style-name="P4"><text:span text:style-name="Emphasis"><text:span text:style-name="T7">Thanks to us</text:span></text:span><text:span text:style-name="st"><text:span text:style-name="T8">, </text:span></text:span><text:span text:style-name="Emphasis"><text:span text:style-name="T7">you owe it to the Chinese</text:span></text:span><text:span text:style-name="st"><text:span text:style-name="T8">.</text:span></text:span></text:p>
          </table:table-cell>
          <table:table-cell table:style-name="Table3.B2" office:value-type="string">
            <text:p text:style-name="P4">Vowels: 13</text:p>
            <text:p text:style-name="P4">Consonants: 17</text:p>
            <text:p text:style-name="P4">Punctuation: 2</text:p>
          </table:table-cell>
        </table:table-row>
      </table:table>
      <text:list xml:id="list182205451225468" text:continue-numbering="true" text:style-name="WWNum1">
        <text:list-item>
          <text:h text:style-name="P6" text:outline-level="1">Copy .jpg File</text:h>
        </text:list-item>
      </text:list>
      <text:p text:style-name="Standard">Write a program that copies the contents of a .jpg file to another using <text:span text:style-name="T9">FileInputStream, FileOutputStream, </text:span><text:span text:style-name="T10">and </text:span><text:span text:style-name="T2">byte[] buffer</text:span><text:span text:style-name="T10">.</text:span> Set the name of the new file as <text:span text:style-name="T1">my-copied-picture.jpg.</text:span></text:p>
      <text:list xml:id="list182203953727693" text:continue-numbering="true" text:style-name="WWNum1">
        <text:list-item>
          <text:h text:style-name="P6" text:outline-level="1"><text:soft-page-break/>Save an ArrayList of doubles</text:h>
        </text:list-item>
      </text:list>
      <text:p text:style-name="Standard">Write a program that saves and loads the information from an ArrayList to a file using <text:span text:style-name="T9">ObjectInputStream, ObjectOutputStream</text:span><text:span text:style-name="T10">.</text:span> Set the name of the new file as <text:span text:style-name="T1">doubles.list</text:span></text:p>
      <text:list xml:id="list182204125436189" text:continue-numbering="true" text:style-name="WWNum1">
        <text:list-item>
          <text:h text:style-name="P6" text:outline-level="1">*Save a Custom Object in a file</text:h>
        </text:list-item>
      </text:list>
      <text:p text:style-name="Standard">Write a program that saves and loads the information from a custom Object that you have created to a file using <text:span text:style-name="T9">ObjectInputStream, ObjectOutputStream</text:span><text:span text:style-name="T10">.</text:span> Create a <text:span text:style-name="T1">class Course</text:span> that has a <text:span text:style-name="T1">String field</text:span> containing the <text:span text:style-name="T1">name</text:span> and an <text:span text:style-name="T1">integer field</text:span> containing the <text:span text:style-name="T1">number of students</text:span> attending the course. Set the name of the new file as <text:span text:style-name="T1">course.save.</text:span></text:p>
      <text:list xml:id="list182204235241855" text:continue-numbering="true" text:style-name="WWNum1">
        <text:list-item>
          <text:h text:style-name="P6" text:outline-level="1">*Create Zip Archive</text:h>
        </text:list-item>
      </text:list>
      <text:p text:style-name="Standard">Write a program that reads three txt files <text:span text:style-name="T1">words.txt</text:span>, <text:span text:style-name="T1">count-chars.txt</text:span> and <text:span text:style-name="T1">lines.txt</text:span> and create a zip archive named <text:span text:style-name="T1">text-files.zip. </text:span>Use <text:span text:style-name="T1">FileOutputStream</text:span>, <text:span text:style-name="T1">ZipOutputStream</text:span>, and <text:span text:style-name="T1">FileInputStream.</text:span></text:p>
      <text:p text:style-name="P2"/>
      <text:list xml:id="list182205077023868" text:continue-numbering="true" text:style-name="WWNum1">
        <text:list-item>
          <text:h text:style-name="P6" text:outline-level="1">***CSV Database</text:h>
        </text:list-item>
      </text:list>
      <text:p text:style-name="Standard">Write a console application that keeps records in three files <text:span text:style-name="T1">students.txt</text:span> and <text:span text:style-name="T1">grades.txt. </text:span>Data should be comma-separated – <text:span text:style-name="T1">{</text:span>student-id, first-name, last-name, age, home-town<text:span text:style-name="T1">}</text:span>. (e.g. <text:span text:style-name="T1">5,Georgi,Ivanov,14,Novi Pazar</text:span>). Grades should be in format <text:span text:style-name="T1">{</text:span>student-id, course1 grades, course2 grades<text:span text:style-name="T1">} </text:span>(e.g. <text:span text:style-name="T1">5,Math 2.00 2.00 3.50,Literature 4.00 5.25). </text:span>The relation between the two files is the student id.</text:p>
      <text:p text:style-name="Standard">Implement the following commands:</text:p>
      <text:list xml:id="list3245921374734455667" text:style-name="WWNum15">
        <text:list-item>
          <text:p text:style-name="P8"><text:span text:style-name="T1">Search-by-full-name</text:span></text:p>
          <text:list>
            <text:list-item>
              <text:p text:style-name="P8">Example: Search-by-full-name Georgi Ivanov -&gt;</text:p>
              <text:list>
                <text:list-item>
                  <text:p text:style-name="P8">Georgi Ivanov (age: 14, town: Novi Pazar)</text:p>
                </text:list-item>
                <text:list-item>
                  <text:p text:style-name="P8"># Math: 2.00, 2.00, 3.50</text:p>
                </text:list-item>
                <text:list-item>
                  <text:p text:style-name="P8"># Literature 4.00, 5.25</text:p>
                </text:list-item>
              </text:list>
            </text:list-item>
            <text:list-item>
              <text:p text:style-name="P8">Search-by-full-name Georgi Mamarchev -&gt;</text:p>
              <text:list>
                <text:list-item>
                  <text:p text:style-name="P8"><text:span text:style-name="T1">Student does not exist</text:span></text:p>
                </text:list-item>
              </text:list>
            </text:list-item>
          </text:list>
        </text:list-item>
        <text:list-item>
          <text:p text:style-name="P8"><text:span text:style-name="T1">Search-by-id</text:span></text:p>
          <text:list>
            <text:list-item>
              <text:p text:style-name="P8">Example: Search-by-id 5 -&gt;</text:p>
              <text:list>
                <text:list-item>
                  <text:p text:style-name="P8">Georgi Ivanov (age: 14, town: Novi Pazar)</text:p>
                </text:list-item>
                <text:list-item>
                  <text:p text:style-name="P8"># Math: 2.00, 2.00, 3.50</text:p>
                </text:list-item>
                <text:list-item>
                  <text:p text:style-name="P8"># Literature 4.00, 5.25</text:p>
                </text:list-item>
              </text:list>
            </text:list-item>
            <text:list-item>
              <text:p text:style-name="P8">Search-by-id 8 -&gt;</text:p>
              <text:list>
                <text:list-item>
                  <text:p text:style-name="P8"><text:span text:style-name="T1">Student does not exist</text:span></text:p>
                </text:list-item>
              </text:list>
            </text:list-item>
          </text:list>
        </text:list-item>
        <text:list-item>
          <text:p text:style-name="P8"><text:span text:style-name="T1">Delete-by-id</text:span> -&gt; deletes the student and his grades or returns “Student does not exist”</text:p>
        </text:list-item>
        <text:list-item>
          <text:p text:style-name="P8"><text:span text:style-name="T1">Update-by-id</text:span> -&gt; updates student’s info/grades or returns “Student does not exist”</text:p>
        </text:list-item>
        <text:list-item>
          <text:p text:style-name="P8"><text:span text:style-name="T1">Insert-student</text:span></text:p>
          <text:list>
            <text:list-item>
              <text:p text:style-name="P8">Example:<text:span text:style-name="T1"> Insert-student Georgi Mamarchev 19 Sofia</text:span> -&gt; adds a new student and assigns to him/her the greatest id + 1.</text:p>
              <text:list>
                <text:list-item>
                  <text:p text:style-name="P8">6,Georgi,Mamarchev,19,Sofia</text:p>
                </text:list-item>
              </text:list>
            </text:list-item>
          </text:list>
        </text:list-item>
        <text:list-item>
          <text:p text:style-name="P8"><text:soft-page-break/>Insert-grade-by-id</text:p>
          <text:list>
            <text:list-item>
              <text:p text:style-name="P8">Example: <text:span text:style-name="T1">Insert-grade-by-id 5 Math 4.00</text:span></text:p>
              <text:list>
                <text:list-item>
                  <text:p text:style-name="P8">5,Math 2.00 2.00 3.50 <text:span text:style-name="T1">4.00</text:span>,Literature 4.00 5.25</text:p>
                </text:list-item>
              </text:list>
            </text:list-item>
            <text:list-item>
              <text:p text:style-name="P8"><text:span text:style-name="T1">Insert-grade-by-id 8 Literature 6.00</text:span></text:p>
              <text:list>
                <text:list-item>
                  <text:p text:style-name="P8">Student does not exist</text:p>
                </text:list-item>
              </text:list>
            </text:list-item>
          </text:list>
        </text:list-item>
      </text:list>
      <text:p text:style-name="Standard"><text:span text:style-name="T11">HINT</text:span><text:span text:style-name="T1"> FOR DELETE, UPDATE, and INSERT: </text:span>Read the contents of the file that will be changed and keep them in appropriately structured HashMap. Perform the necessary operations and then overwrite the file with the new dat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Courier New2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margin-top="0in" fo:margin-bottom="0.139in" style:contextual-spacing="false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0835in" fo:margin-bottom="0.0417in" style:contextual-spacing="false" fo:keep-together="always" fo:keep-with-next="always"/>
      <style:text-properties fo:color="#642d08" fo:font-size="20pt" fo:font-weight="bold" style:font-size-asian="20pt" style:font-weight-asian="bold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1" style:list-style-name="WWNum1" style:class="text">
      <style:paragraph-properties fo:margin-left="0in" fo:margin-right="0in" fo:margin-top="0.0835in" fo:margin-bottom="0.0555in" style:contextual-spacing="false" fo:keep-together="always" fo:text-indent="0in" style:auto-text-indent="false" fo:keep-with-next="always">
        <style:tab-stops>
          <style:tab-stop style:position="1.2799in"/>
        </style:tab-stops>
      </style:paragraph-properties>
      <style:text-properties fo:color="#7c380a" fo:font-size="18pt" fo:font-weight="bold" style:font-size-asian="18pt" style:font-weight-asian="bold" style:font-name-complex="F" style:font-family-generic-complex="system" style:font-pitch-complex="variable" style:font-size-complex="18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835in" fo:margin-bottom="0.0555in" style:contextual-spacing="false" fo:keep-together="always" fo:keep-with-next="always"/>
      <style:text-properties fo:color="#8f400b" fo:font-size="16pt" fo:font-weight="bold" style:font-size-asian="16pt" style:font-weight-asian="bold" style:font-name-complex="F" style:font-family-generic-complex="system" style:font-pitch-complex="variable" style:font-size-complex="16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0555in" fo:margin-bottom="0.0555in" style:contextual-spacing="false" fo:keep-together="always" fo:keep-with-next="always"/>
      <style:text-properties fo:color="#a34a0d" fo:font-size="14pt" fo:font-weight="bold" style:font-size-asian="14pt" style:font-weight-asian="bold" style:font-name-complex="F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028in" fo:margin-bottom="0in" style:contextual-spacing="false" fo:keep-together="always" fo:keep-with-next="always"/>
      <style:text-properties fo:color="#b2500e" fo:font-weight="bold" style:font-weight-asian="bold" style:font-name-complex="F" style:font-family-generic-complex="system" style:font-pitch-complex="variable"/>
    </style:style>
    <style:style style:name="Head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rmal_20__28_Web_29_" style:display-name="Normal (Web)" style:family="paragraph" style:parent-style-name="Standard" style:default-outline-level="">
      <style:paragraph-properties fo:margin-top="0in" fo:margin-bottom="0.1945in" style:contextual-spacing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style:contextual-spacing="true" fo:text-indent="0in" style:auto-text-indent="false"/>
    </style:style>
    <style:style style:name="Code" style:family="paragraph" style:parent-style-name="Standard" style:next-style-name="Standard" style:default-outline-level="">
      <style:text-properties style:font-name="Consolas" fo:font-family="Consolas" style:font-family-generic="roman" style:font-pitch="variable" fo:font-weight="bold" style:font-weight-asian="bold" style:font-name-complex="Consolas1" style:font-family-complex="Consolas" style:font-family-generic-complex="system" style:font-pitch-complex="variable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eading_20_1_20_Char" style:display-name="Heading 1 Char" style:family="text" style:parent-style-name="Default_20_Paragraph_20_Font">
      <style:text-properties fo:color="#642d08" fo:font-size="20pt" fo:language="bg" fo:country="BG" fo:font-weight="bold" style:font-size-asian="20pt" style:font-weight-asian="bold" style:font-name-complex="F" style:font-family-generic-complex="system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7c380a" fo:font-size="18pt" fo:font-weight="bold" style:font-size-asian="18pt" style:font-weight-asian="bold" style:font-name-complex="F" style:font-family-generic-complex="system" style:font-pitch-complex="variable" style:font-size-complex="18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Heading_20_3_20_Char" style:display-name="Heading 3 Char" style:family="text" style:parent-style-name="Default_20_Paragraph_20_Font">
      <style:text-properties fo:color="#8f400b" fo:font-size="16pt" fo:language="bg" fo:country="BG" fo:font-weight="bold" style:font-size-asian="16pt" style:font-weight-asian="bold" style:font-name-complex="F" style:font-family-generic-complex="system" style:font-pitch-complex="variable" style:font-size-complex="16pt"/>
    </style:style>
    <style:style style:name="Heading_20_4_20_Char" style:display-name="Heading 4 Char" style:family="text" style:parent-style-name="Default_20_Paragraph_20_Font">
      <style:text-properties fo:color="#a34a0d" fo:font-size="14pt" fo:language="bg" fo:country="BG" fo:font-weight="bold" style:font-size-asian="14pt" style:font-weight-asian="bold" style:font-name-complex="F" style:font-family-generic-complex="system" style:font-pitch-complex="variable" style:font-style-complex="italic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Heading_20_5_20_Char" style:display-name="Heading 5 Char" style:family="text" style:parent-style-name="Default_20_Paragraph_20_Font">
      <style:text-properties fo:color="#b2500e" fo:language="bg" fo:country="BG" fo:font-weight="bold" style:font-weight-asian="bold" style:font-name-complex="F" style:font-family-generic-complex="system" style:font-pitch-complex="variable"/>
    </style:style>
    <style:style style:name="List_20_Paragraph_20_Char" style:display-name="List Paragraph Char" style:family="text" style:parent-style-name="Default_20_Paragraph_20_Font">
      <style:text-properties fo:language="bg" fo:country="BG"/>
    </style:style>
    <style:style style:name="Code_20_Char" style:display-name="Code Char" style:family="text" style:parent-style-name="List_20_Paragraph_20_Char">
      <style:text-properties style:font-name="Consolas" fo:font-family="Consolas" style:font-family-generic="roman" style:font-pitch="variable" fo:language="bg" fo:country="BG" fo:font-weight="bold" style:font-weight-asian="bold" style:font-name-complex="Consolas1" style:font-family-complex="Consolas" style:font-family-generic-complex="system" style:font-pitch-complex="variable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apple-converted-space" style:family="text"/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st" style:family="text" style:parent-style-name="Default_20_Paragraph_20_Font"/>
    <style:style style:name="ListLabel_20_1" style:display-name="ListLabel 1" style:family="text">
      <style:text-properties style:font-name-complex="Courier New2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Symbol1" style:font-family-complex="Symbol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style:font-name-complex="F" style:font-family-generic-complex="system" style:font-pitch-complex="variabl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Problem 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prefix="Problem 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5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6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6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2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2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Calibri" style:font-family-generic="swis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left="0in" fo:margin-right="0in" fo:text-indent="-0.7874in" style:auto-text-indent="false"/>
    </style:style>
    <style:style style:name="MP2" style:family="paragraph">
      <style:paragraph-properties fo:text-align="center"/>
    </style:style>
    <style:style style:name="MP3" style:family="paragraph" style:parent-style-name="Frame_20_contents">
      <style:paragraph-properties fo:margin-top="0in" fo:margin-bottom="0in" style:contextual-spacing="false" fo:line-height="100%"/>
    </style:style>
    <style:style style:name="MP4" style:family="paragraph" style:parent-style-name="Frame_20_contents">
      <style:paragraph-properties fo:margin-top="0in" fo:margin-bottom="0in" style:contextual-spacing="false" fo:line-height="100%" fo:text-align="end" style:justify-single-word="false"/>
    </style:style>
    <style:style style:name="MP5" style:family="paragraph" style:parent-style-name="Frame_20_contents">
      <style:paragraph-properties fo:margin-top="0.028in" fo:margin-bottom="0.0346in" style:contextual-spacing="false" fo:line-height="100%"/>
    </style:style>
    <style:style style:name="MP6" style:family="paragraph" style:parent-style-name="Frame_20_contents">
      <style:paragraph-properties fo:margin-left="0.3937in" fo:margin-right="0in" fo:margin-top="0in" fo:margin-bottom="0in" style:contextual-spacing="false" fo:line-height="100%" fo:text-indent="0.2362in" style:auto-text-indent="false"/>
    </style:style>
    <style:style style:name="MT1" style:family="text">
      <style:text-properties fo:font-size="9.5pt" style:font-size-asian="9.5pt" style:font-size-complex="9.5pt"/>
    </style:style>
    <style:style style:name="MT2" style:family="text">
      <style:text-properties fo:font-size="9pt" style:font-size-asian="9pt" style:font-size-complex="9pt"/>
    </style:style>
    <style:style style:name="Mfr1" style:family="graphic" style:parent-style-name="Frame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draw:fill="none" fo:padding-left="0.0193in" fo:padding-right="0in" fo:padding-top="0in" fo:padding-bottom="0in" fo:border="0.06pt solid #000000"/>
    </style:style>
    <style:style style:name="Mfr2" style:family="graphic" style:parent-style-name="Frame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draw:fill="none" fo:padding="0in" fo:border="0.06pt solid #000000"/>
    </style:style>
    <style:style style:name="Mfr3" style:family="graphic" style:parent-style-name="Frame">
      <style:graphic-properties fo:margin-left="0.1252in" fo:margin-right="0.1252in" fo:margin-top="0.05in" fo:margin-bottom="0.05in" style:run-through="background" style:wrap="parallel" style:number-wrapped-paragraphs="no-limit" style:vertical-pos="from-top" style:vertical-rel="paragraph" style:horizontal-pos="from-left" style:horizontal-rel="paragraph" draw:fill="none" fo:padding-left="0.0193in" fo:padding-right="0.0193in" fo:padding-top="0.0472in" fo:padding-bottom="0.0193in" fo:border="0.06pt solid #000000"/>
    </style:style>
    <style:style style:name="Mfr4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5" style:family="graphic" style:parent-style-name="Frame">
      <style:graphic-properties fo:margin-left="0.1252in" fo:margin-right="0.1252in" fo:margin-top="0.05in" fo:margin-bottom="0.05in" style:run-through="background" style:wrap="parallel" style:number-wrapped-paragraphs="no-limit" style:vertical-pos="from-top" style:vertical-rel="paragraph" style:horizontal-pos="from-left" style:horizontal-rel="paragraph" draw:fill="none" fo:padding="0.0193in" fo:border="0.06pt solid #000000"/>
    </style:style>
    <style:style style:name="Mgr1" style:family="graphic">
      <style:graphic-properties draw:stroke="solid" svg:stroke-width="0.0138in" svg:stroke-color="#f37123" draw:stroke-linejoin="round" draw:fill="solid" draw:fill-color="#ffffff" draw:textarea-horizontal-align="center" draw:textarea-vertical-align="top" fo:padding-top="0.0071in" fo:padding-bottom="0.0071in" fo:padding-left="0.0071in" fo:padding-right="0.0071in"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681in" fo:page-height="11.6929in" style:num-format="1" style:print-orientation="portrait" fo:margin-top="0.3937in" fo:margin-bottom="0.3in" fo:margin-left="0.5118in" fo:margin-right="0.5118in" style:writing-mode="lr-tb" style:layout-grid-color="#c0c0c0" style:layout-grid-lines="43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>
        <style:header-footer-properties fo:min-height="0.448in" fo:margin-left="0in" fo:margin-right="0in" fo:margin-top="0.4083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><draw:line text:anchor-type="paragraph" draw:z-index="41" draw:name="Straight Connector 1" draw:style-name="Mgr1" draw:text-style-name="MP2" svg:x1="-0.0043in" svg:y1="0.1555in" svg:x2="7.2291in" svg:y2="0.1555in"><text:p/></draw:line><draw:frame draw:style-name="Mfr1" text:anchor-type="char" svg:x="1.722in" svg:y="0.4646in" svg:width="0.6236in" svg:height="0.2189in" draw:z-index="2"><draw:text-box><text:p text:style-name="MP3"><text:span text:style-name="MT1">Follow us:</text:span></text:p></draw:text-box></draw:frame><draw:frame draw:style-name="Mfr2" text:anchor-type="char" svg:x="6.2016in" svg:y="0.4661in" svg:width="0.9846in" svg:height="0.2217in" draw:z-index="5"><draw:text-box><text:p text:style-name="MP4"><text:span text:style-name="MT2">Page </text:span><text:span text:style-name="MT2"><text:page-number text:select-page="current">3</text:page-number></text:span><text:span text:style-name="MT2"> of </text:span><text:span text:style-name="MT2"><text:page-count>3</text:page-count></text:span></text:p></draw:text-box></draw:frame><draw:frame draw:style-name="Mfr3" text:anchor-type="char" svg:x="1.7252in" svg:y="0.1929in" svg:width="5.5043in" svg:height="0.5618in" draw:z-index="8"><draw:text-box><text:p text:style-name="MP5"><text:span text:style-name="MT1">© Software University Foundation (</text:span><text:a xlink:type="simple" xlink:href="http://softuni.org/"><text:span text:style-name="MT1">softuni.org</text:span></text:a><text:span text:style-name="MT1">). This work is licensed under the </text:span><text:a xlink:type="simple" xlink:href="http://creativecommons.org/licenses/by-nc-sa/4.0/"><text:span text:style-name="MT1">CC-BY-NC-SA</text:span></text:a><text:span text:style-name="MT1"> license.</text:span></text:p><text:p text:style-name="MP6"><draw:frame draw:style-name="Mfr4" draw:name="Picture 10" text:anchor-type="as-char" svg:width="0.2189in" svg:height="0.2189in" draw:z-index="11"><draw:image xlink:href="Pictures/10000200000000940000009464FD7ABA.png" xlink:type="simple" xlink:show="embed" xlink:actuate="onLoad"/></draw:frame><text:span text:style-name="MT1"> <text:s text:c="2"/></text:span><text:span text:style-name="MT1"><draw:frame draw:style-name="Mfr4" draw:name="Picture 11" text:anchor-type="as-char" svg:width="0.2189in" svg:height="0.2189in" draw:z-index="14"><draw:image xlink:href="Pictures/100002000000009400000094EADE1E09.png" xlink:type="simple" xlink:show="embed" xlink:actuate="onLoad"/></draw:frame></text:span><text:span text:style-name="MT1"> <text:s text:c="2"/></text:span><text:span text:style-name="MT1"><draw:frame draw:style-name="Mfr4" draw:name="Picture 15" text:anchor-type="as-char" svg:width="0.2189in" svg:height="0.2189in" draw:z-index="17"><draw:image xlink:href="Pictures/10000200000000940000009451697E43.png" xlink:type="simple" xlink:show="embed" xlink:actuate="onLoad"/></draw:frame></text:span><text:span text:style-name="MT1"> <text:s text:c="2"/></text:span><text:span text:style-name="MT1"><draw:frame draw:style-name="Mfr4" draw:name="Picture 16" text:anchor-type="as-char" svg:width="0.2189in" svg:height="0.2189in" draw:z-index="20"><draw:image xlink:href="Pictures/100002000000009400000094C4BE864F.png" xlink:type="simple" xlink:show="embed" xlink:actuate="onLoad"/></draw:frame></text:span><text:span text:style-name="MT1"> <text:s text:c="2"/></text:span><text:span text:style-name="MT1"><draw:frame draw:style-name="Mfr4" draw:name="Picture 18" text:anchor-type="as-char" svg:width="0.2189in" svg:height="0.2189in" draw:z-index="23"><draw:image xlink:href="Pictures/100002000000009400000094008D3B02.png" xlink:type="simple" xlink:show="embed" xlink:actuate="onLoad"/></draw:frame></text:span><text:span text:style-name="MT1"> <text:s text:c="2"/></text:span><text:span text:style-name="MT1"><draw:frame draw:style-name="Mfr4" draw:name="Picture 19" text:anchor-type="as-char" svg:width="0.2189in" svg:height="0.2189in" draw:z-index="26"><draw:image xlink:href="Pictures/100002000000009400000094CE935F1B.png" xlink:type="simple" xlink:show="embed" xlink:actuate="onLoad"/></draw:frame></text:span><text:span text:style-name="MT1"> <text:s text:c="2"/></text:span><text:span text:style-name="MT1"><draw:frame draw:style-name="Mfr4" draw:name="Picture 20" text:anchor-type="as-char" svg:width="0.2189in" svg:height="0.2189in" draw:z-index="29"><draw:image xlink:href="Pictures/1000020000000094000000949EEE5156.png" xlink:type="simple" xlink:show="embed" xlink:actuate="onLoad"/></draw:frame></text:span><text:span text:style-name="MT1"> <text:s text:c="2"/></text:span><text:span text:style-name="MT1"><draw:frame draw:style-name="Mfr4" draw:name="Picture 21" text:anchor-type="as-char" svg:width="0.2189in" svg:height="0.2189in" draw:z-index="32"><draw:image xlink:href="Pictures/100002000000009400000094C3CC6AB9.png" xlink:type="simple" xlink:show="embed" xlink:actuate="onLoad"/></draw:frame></text:span><text:span text:style-name="MT1"> <text:s text:c="2"/></text:span><text:span text:style-name="MT1"><draw:frame draw:style-name="Mfr4" draw:name="Picture 22" text:anchor-type="as-char" svg:width="0.2189in" svg:height="0.2189in" draw:z-index="35"><draw:image xlink:href="Pictures/1000020000000094000000940867BD18.png" xlink:type="simple" xlink:show="embed" xlink:actuate="onLoad"/></draw:frame></text:span><text:span text:style-name="MT1"> <text:s text:c="2"/></text:span><text:span text:style-name="MT1"><draw:frame draw:style-name="Mfr4" draw:name="Picture 23" text:anchor-type="as-char" svg:width="0.2189in" svg:height="0.2189in" draw:z-index="38"><draw:image xlink:href="Pictures/10000200000000940000009446FAF704.png" xlink:type="simple" xlink:show="embed" xlink:actuate="onLoad"/></draw:frame></text:span></text:p></draw:text-box></draw:frame><draw:frame draw:style-name="Mfr5" text:anchor-type="char" svg:x="0.0138in" svg:y="0.1909in" svg:width="1.7098in" svg:height="0.5618in" draw:z-index="44"><draw:text-box><text:p text:style-name="MP3"><draw:frame draw:style-name="Mfr4" draw:name="Picture 24" text:anchor-type="as-char" svg:width="1.4882in" svg:height="0.4807in" draw:z-index="47"><draw:image xlink:href="Pictures/10000000000001BD0000009082F4C766.jpg" xlink:type="simple" xlink:show="embed" xlink:actuate="onLoad"/></draw:frame></text:p></draw:text-box></draw:frame></text:p>
        <text:p text:style-name="Footer"/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treams and Files - Homework</dc:title>
    <meta:initial-creator>Software University Foundation</meta:initial-creator>
    <meta:keyword>streams</meta:keyword>
    <meta:keyword>files</meta:keyword>
    <dc:description>https://softuni.bg/trainings/coursesinstances/details/8</dc:description>
    <dc:creator>RoYaL</dc:creator>
    <meta:editing-cycles>452</meta:editing-cycles>
    <meta:print-date>2014-02-12T16:33:00</meta:print-date>
    <meta:creation-date>2013-11-06T12:04:00</meta:creation-date>
    <dc:date>2016-03-21T14:26:00</dc:date>
    <meta:editing-duration>PT1H46M54S</meta:editing-duration>
    <meta:generator>LibreOffice/4.2.8.2$Linux_X86_64 LibreOffice_project/420m0$Build-2</meta:generator>
    <meta:document-statistic meta:table-count="3" meta:image-count="11" meta:object-count="0" meta:page-count="3" meta:paragraph-count="72" meta:word-count="647" meta:character-count="4031" meta:non-whitespace-character-count="3457"/>
    <meta:user-defined meta:name="AppVersion">14.0000</meta:user-defined>
    <meta:user-defined meta:name="Company">Software University Foundation - http://softuni.org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category" meta:value-type="string">programming, education, software engineering, software development</meta:user-defined>
    <meta:template xlink:type="simple" xlink:actuate="onRequest" xlink:title="Normal.dotm" xlink:href=""/>
  </office:meta>
</office:document-meta>
</file>